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471b4" officeooo:paragraph-rsid="001471b4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eef8" officeooo:paragraph-rsid="0015eef8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4pt" officeooo:rsid="001471b4" officeooo:paragraph-rsid="001471b4" style:font-size-asian="12.25pt" style:font-size-complex="14pt"/>
    </style:style>
    <style:style style:name="P4" style:family="paragraph" style:parent-style-name="Standard">
      <style:text-properties fo:font-size="14pt" fo:font-weight="bold" officeooo:rsid="001471b4" officeooo:paragraph-rsid="001471b4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50278" officeooo:paragraph-rsid="00150278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weight="bold" officeooo:rsid="0015eef8" officeooo:paragraph-rsid="0015eef8" style:font-weight-asian="bold" style:font-weight-complex="bold"/>
    </style:style>
    <style:style style:name="P7" style:family="paragraph" style:parent-style-name="Standard">
      <style:text-properties fo:font-weight="normal" officeooo:rsid="00171ad5" officeooo:paragraph-rsid="00171ad5" style:font-weight-asian="normal" style:font-weight-complex="normal"/>
    </style:style>
    <style:style style:name="P8" style:family="paragraph" style:parent-style-name="Standard">
      <style:paragraph-properties style:line-height-at-least="0.503cm"/>
      <style:text-properties fo:color="#333333" fo:font-weight="bold" officeooo:rsid="00186b7e" officeooo:paragraph-rsid="00186b7e" fo:background-color="#ffffff" style:font-weight-asian="bold" style:font-weight-complex="bold"/>
    </style:style>
    <style:style style:name="P9" style:family="paragraph" style:parent-style-name="Standard">
      <style:paragraph-properties style:line-height-at-least="0.503cm"/>
      <style:text-properties fo:color="#333333" style:font-name="Droid Sans Mono" fo:font-size="10.5pt" fo:font-weight="normal" officeooo:paragraph-rsid="00171ad5" fo:background-color="transparent"/>
    </style:style>
    <style:style style:name="P10" style:family="paragraph" style:parent-style-name="Standard">
      <style:text-properties fo:color="#333333" style:font-name="Droid Sans Mono" fo:font-size="10.5pt" fo:font-weight="normal" officeooo:rsid="00171ad5" officeooo:paragraph-rsid="00186b7e" fo:background-color="#ffffff" style:font-weight-asian="normal" style:font-weight-complex="normal"/>
    </style:style>
    <style:style style:name="P11" style:family="paragraph" style:parent-style-name="Standard">
      <style:paragraph-properties style:line-height-at-least="0.503cm"/>
      <style:text-properties fo:color="#333333" style:font-name="Droid Sans Mono" fo:font-size="10.5pt" fo:font-weight="normal" officeooo:paragraph-rsid="00186b7e" fo:background-color="#ffffff"/>
    </style:style>
    <style:style style:name="P12" style:family="paragraph" style:parent-style-name="Standard">
      <style:paragraph-properties style:line-height-at-least="0.503cm"/>
      <style:text-properties fo:color="#333333" officeooo:paragraph-rsid="00186b7e" fo:background-color="#ffffff"/>
    </style:style>
    <style:style style:name="P13" style:family="paragraph" style:parent-style-name="Standard">
      <style:text-properties officeooo:paragraph-rsid="0015eef8" fo:background-color="transparent"/>
    </style:style>
    <style:style style:name="P14" style:family="paragraph" style:parent-style-name="Standard">
      <style:text-properties officeooo:paragraph-rsid="00171ad5"/>
    </style:style>
    <style:style style:name="P15" style:family="paragraph" style:parent-style-name="Standard">
      <style:text-properties fo:font-size="14pt" fo:font-weight="normal" officeooo:rsid="00150278" officeooo:paragraph-rsid="00150278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5eef8" officeooo:paragraph-rsid="0015eef8" style:font-size-asian="12.25pt" style:font-weight-asian="normal" style:font-size-complex="14pt" style:font-weight-complex="normal"/>
    </style:style>
    <style:style style:name="P17" style:family="paragraph" style:parent-style-name="Standard" style:list-style-name="L2">
      <style:text-properties fo:font-size="14pt" fo:font-weight="normal" officeooo:rsid="00171ad5" officeooo:paragraph-rsid="00171ad5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bold" officeooo:rsid="0015eef8" officeooo:paragraph-rsid="0015eef8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15eef8" officeooo:paragraph-rsid="00171ad5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71ad5" officeooo:paragraph-rsid="00171ad5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186b7e" officeooo:paragraph-rsid="00186b7e" style:font-size-asian="12.25pt" style:font-weight-asian="bold" style:font-size-complex="14pt" style:font-weight-complex="bold"/>
    </style:style>
    <style:style style:name="P22" style:family="paragraph" style:parent-style-name="Standard" style:list-style-name="L1">
      <style:text-properties officeooo:paragraph-rsid="0015eef8"/>
    </style:style>
    <style:style style:name="P23" style:family="paragraph" style:parent-style-name="Standard" style:list-style-name="L1">
      <style:text-properties fo:font-weight="bold" officeooo:rsid="0015eef8" officeooo:paragraph-rsid="0015eef8" style:font-weight-asian="bold" style:font-weight-complex="bold"/>
    </style:style>
    <style:style style:name="P24" style:family="paragraph" style:parent-style-name="Standard" style:list-style-name="L2">
      <style:text-properties fo:font-weight="normal" officeooo:rsid="00171ad5" officeooo:paragraph-rsid="00171ad5" style:font-weight-asian="normal" style:font-weight-complex="normal"/>
    </style:style>
    <style:style style:name="P25" style:family="paragraph" style:parent-style-name="Standard">
      <style:text-properties fo:color="#9c5d27" style:font-name="Droid Sans Mono" fo:font-size="10.5pt" fo:font-weight="normal" officeooo:paragraph-rsid="00171ad5" fo:background-color="#f5f5f5"/>
    </style:style>
    <style:style style:name="P26" style:family="paragraph" style:parent-style-name="Standard">
      <style:paragraph-properties style:line-height-at-least="0.503cm"/>
      <style:text-properties fo:color="#7a3e9d" style:font-name="Droid Sans Mono" fo:font-size="10.5pt" fo:font-weight="normal" fo:background-color="transparent"/>
    </style:style>
    <style:style style:name="P27" style:family="paragraph" style:parent-style-name="Standard">
      <style:text-properties fo:color="#f8f8f2" style:font-name="Droid Sans Mono" fo:font-size="14pt" fo:font-weight="normal" officeooo:rsid="0015eef8" officeooo:paragraph-rsid="00171ad5" fo:background-color="transparent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5eef8" style:font-size-asian="12.25pt" style:font-weight-asian="normal" style:font-size-complex="14pt" style:font-weight-complex="normal"/>
    </style:style>
    <style:style style:name="T5" style:family="text">
      <style:text-properties fo:font-size="14pt" fo:font-weight="bold" officeooo:rsid="0015eef8" style:font-size-asian="12.25pt" style:font-weight-asian="bold" style:font-size-complex="14pt" style:font-weight-complex="bold"/>
    </style:style>
    <style:style style:name="T6" style:family="text">
      <style:text-properties fo:font-size="14pt" style:font-size-asian="12.25pt" style:font-size-complex="14pt"/>
    </style:style>
    <style:style style:name="T7" style:family="text">
      <style:text-properties fo:font-size="14pt" officeooo:rsid="0015eef8" style:font-size-asian="12.25pt" style:font-size-complex="14pt"/>
    </style:style>
    <style:style style:name="T8" style:family="text">
      <style:text-properties style:font-name="Droid Sans Mono" fo:font-size="10.5pt" fo:font-weight="normal"/>
    </style:style>
    <style:style style:name="T9" style:family="text">
      <style:text-properties style:font-name="Droid Sans Mono" fo:font-size="10.5pt" fo:font-weight="normal" style:font-size-asian="12.25pt" style:font-size-complex="14pt"/>
    </style:style>
    <style:style style:name="T10" style:family="text">
      <style:text-properties fo:color="#4b69c6"/>
    </style:style>
    <style:style style:name="T11" style:family="text">
      <style:text-properties fo:color="#4b69c6" style:font-name="Droid Sans Mono" fo:font-size="10.5pt" fo:font-weight="normal"/>
    </style:style>
    <style:style style:name="T12" style:family="text">
      <style:text-properties fo:color="#4b69c6" style:font-name="Droid Sans Mono" fo:font-size="10.5pt" fo:font-weight="normal" style:font-size-asian="12.25pt" style:font-size-complex="14pt"/>
    </style:style>
    <style:style style:name="T13" style:family="text">
      <style:text-properties fo:color="#7a3e9d"/>
    </style:style>
    <style:style style:name="T14" style:family="text">
      <style:text-properties fo:color="#7a3e9d" style:font-name="Droid Sans Mono" fo:font-size="10.5pt" fo:font-weight="bold"/>
    </style:style>
    <style:style style:name="T15" style:family="text">
      <style:text-properties fo:color="#7a3e9d" style:font-name="Droid Sans Mono" fo:font-size="10.5pt" style:font-size-asian="12.25pt" style:font-size-complex="14pt"/>
    </style:style>
    <style:style style:name="T16" style:family="text">
      <style:text-properties fo:color="#9c5d27"/>
    </style:style>
    <style:style style:name="T17" style:family="text">
      <style:text-properties fo:color="#7777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s:</text:p>
      <text:p text:style-name="P3"><text:span text:style-name="T1">Enum </text:span>→ Int, Char, Bol, Float…</text:p>
      <text:p text:style-name="P4">Show →<text:span text:style-name="T2"> métodos responsáveis para exibição de resultados</text:span></text:p>
      <text:p text:style-name="P5">Eq →<text:span text:style-name="T2"> funções de comparacão</text:span></text:p>
      <text:p text:style-name="P5">deriving<text:span text:style-name="T2"> → permite que um tipo herde de uma classe</text:span></text:p>
      <text:p text:style-name="P15"/>
      <text:p text:style-name="P2">Tipos definidos pelo Desenvolvedor:</text:p>
      <text:list xml:id="list38765507" text:style-name="L1">
        <text:list-item>
          <text:p text:style-name="P22"><text:span text:style-name="T5">Sinônimos </text:span><text:span text:style-name="T4">(type)</text:span></text:p>
        </text:list-item>
        <text:list-item>
          <text:p text:style-name="P23"><text:span text:style-name="T6">Estruturados </text:span><text:span text:style-name="T3">(data)</text:span></text:p>
        </text:list-item>
      </text:list>
      <text:p text:style-name="P16"/>
      <text:p text:style-name="P18">Sinônimos:</text:p>
      <text:p text:style-name="P6"><text:span text:style-name="T6"><text:tab/></text:span><text:span text:style-name="T3">Tipos novos com base nos já existentes. Tuplas e listas.</text:span></text:p>
      <text:p text:style-name="P19">Ex:</text:p>
      <text:p text:style-name="P9"><text:span text:style-name="T10">type </text:span><text:span text:style-name="T13">Nome </text:span><text:span text:style-name="T10">= </text:span><text:span text:style-name="T13">String</text:span></text:p>
      <text:p text:style-name="P9"><text:span text:style-name="T10">type </text:span><text:span text:style-name="T13">Endereco </text:span><text:span text:style-name="T10">= </text:span><text:span text:style-name="T13">String</text:span></text:p>
      <text:p text:style-name="P9"><text:span text:style-name="T10">type </text:span><text:span text:style-name="T13">Email </text:span><text:span text:style-name="T10">= </text:span><text:span text:style-name="T13">String</text:span></text:p>
      <text:p text:style-name="P9"><text:span text:style-name="T10">type </text:span><text:span text:style-name="T13">Pessoa </text:span><text:span text:style-name="T10">= </text:span>(<text:span text:style-name="T13">Nome</text:span>, <text:span text:style-name="T13">Endereco</text:span>, <text:span text:style-name="T13">Email</text:span>)</text:p>
      <text:p text:style-name="P9"><text:span text:style-name="T10">type </text:span><text:span text:style-name="T13">ListaPessoas </text:span><text:span text:style-name="T10">= </text:span>[<text:span text:style-name="T13">Pessoa</text:span>]</text:p>
      <text:p text:style-name="P14"/>
      <text:p text:style-name="P19">Estruturados:</text:p>
      <text:list xml:id="list3603271213" text:style-name="L2">
        <text:list-item>
          <text:p text:style-name="P24"><text:span text:style-name="T7">E</text:span><text:span text:style-name="T6">numerações</text:span></text:p>
        </text:list-item>
        <text:list-item>
          <text:p text:style-name="P17">tipos com variações ou recursivos</text:p>
        </text:list-item>
      </text:list>
      <text:p text:style-name="P20">Ex:</text:p>
      <text:p text:style-name="P10"><text:span text:style-name="T10">data</text:span> <text:span text:style-name="T13">Cor</text:span> <text:span text:style-name="T10">=</text:span> <text:span text:style-name="T16">Verde</text:span> <text:span text:style-name="T17">|</text:span> <text:span text:style-name="T16">Azul</text:span> <text:span text:style-name="T17">|</text:span> <text:span text:style-name="T16">Amarelo</text:span></text:p>
      <text:p text:style-name="P12">    <text:span text:style-name="T11">deriving</text:span><text:span text:style-name="T8"> (</text:span><text:span text:style-name="T14">Eq</text:span><text:span text:style-name="T8">, </text:span><text:span text:style-name="T14">Show</text:span><text:span text:style-name="T8">)</text:span></text:p>
      <text:p text:style-name="P11"><text:span text:style-name="T10">data</text:span> <text:span text:style-name="T13">ListaEnc</text:span> <text:span text:style-name="T10">=</text:span> <text:span text:style-name="T16">NodoNull</text:span> <text:span text:style-name="T17">|</text:span> <text:span text:style-name="T16">Nodo</text:span> <text:span text:style-name="T16">Int</text:span></text:p>
      <text:p text:style-name="P8"><text:span text:style-name="T6">    </text:span><text:span text:style-name="T12">deriving</text:span><text:span text:style-name="T9"> (</text:span><text:span text:style-name="T15">Show</text:span><text:span text:style-name="T9">)</text:span></text:p>
      <text:p text:style-name="P21"/>
      <text:p text:style-name="P21">Árvore Binária:</text:p>
      <text:p text:style-name="P21"/>
      <text:p text:style-name="P7"/>
      <text:p text:style-name="P25"/>
      <text:p text:style-name="P7"/>
      <text:p text:style-name="P26"/>
      <text:p text:style-name="P13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8:04:03.015998756</meta:creation-date>
    <dc:date>2019-11-11T18:48:27.055288821</dc:date>
    <meta:editing-duration>PT1H4M14S</meta:editing-duration>
    <meta:editing-cycles>7</meta:editing-cycles>
    <meta:generator>LibreOffice/6.2.7.1$Linux_X86_64 LibreOffice_project/20$Build-1</meta:generator>
    <meta:document-statistic meta:table-count="0" meta:image-count="0" meta:object-count="0" meta:page-count="1" meta:paragraph-count="25" meta:word-count="106" meta:character-count="621" meta:non-whitespace-character-count="535"/>
  </office:meta>
</office:document-meta>
</file>